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57f1"/>
    </style:style>
    <style:style style:name="P2" style:family="paragraph" style:parent-style-name="Text_20_body">
      <style:text-properties officeooo:rsid="004ce5b3" officeooo:paragraph-rsid="004ce5b3"/>
    </style:style>
    <style:style style:name="P3" style:family="paragraph" style:parent-style-name="Text_20_body">
      <style:text-properties officeooo:rsid="004ce5b3" officeooo:paragraph-rsid="005099c8"/>
    </style:style>
    <style:style style:name="P4" style:family="paragraph" style:parent-style-name="Text_20_body">
      <style:text-properties officeooo:rsid="004ce5b3" officeooo:paragraph-rsid="0052897b"/>
    </style:style>
    <style:style style:name="P5" style:family="paragraph" style:parent-style-name="Text_20_body">
      <style:text-properties officeooo:rsid="004ce5b3" officeooo:paragraph-rsid="004eea63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rsid="004ce5b3" officeooo:paragraph-rsid="00593c1f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.1in" style:contextual-spacing="false"/>
      <style:text-properties officeooo:rsid="004ce5b3" officeooo:paragraph-rsid="00593c1f"/>
    </style:style>
    <style:style style:name="P8" style:family="paragraph" style:parent-style-name="Text_20_body">
      <style:text-properties fo:font-style="normal" officeooo:rsid="005099c8" officeooo:paragraph-rsid="005099c8" style:font-style-asian="normal" style:font-style-complex="normal"/>
    </style:style>
    <style:style style:name="P9" style:family="paragraph" style:parent-style-name="Text_20_body">
      <style:text-properties officeooo:rsid="001957f1" officeooo:paragraph-rsid="001957f1"/>
    </style:style>
    <style:style style:name="P10" style:family="paragraph" style:parent-style-name="Text_20_body">
      <style:text-properties officeooo:rsid="004ce5b3" officeooo:paragraph-rsid="00599072"/>
    </style:style>
    <style:style style:name="P11" style:family="paragraph" style:parent-style-name="Heading_20_1">
      <style:text-properties officeooo:rsid="001957f1" officeooo:paragraph-rsid="001957f1"/>
    </style:style>
    <style:style style:name="P12" style:family="paragraph" style:parent-style-name="Heading_20_1">
      <style:text-properties officeooo:rsid="004ce5b3" officeooo:paragraph-rsid="001957f1"/>
    </style:style>
    <style:style style:name="T1" style:family="text">
      <style:text-properties officeooo:rsid="004cf528"/>
    </style:style>
    <style:style style:name="T2" style:family="text">
      <style:text-properties officeooo:rsid="004eea63"/>
    </style:style>
    <style:style style:name="T3" style:family="text">
      <style:text-properties fo:font-style="italic" officeooo:rsid="004eea63" style:font-style-asian="italic" style:font-style-complex="italic"/>
    </style:style>
    <style:style style:name="T4" style:family="text">
      <style:text-properties fo:font-style="italic" officeooo:rsid="00521931" style:font-style-asian="italic" style:font-style-complex="italic"/>
    </style:style>
    <style:style style:name="T5" style:family="text">
      <style:text-properties fo:font-style="normal" officeooo:rsid="004eea63" style:font-style-asian="normal" style:font-style-complex="normal"/>
    </style:style>
    <style:style style:name="T6" style:family="text">
      <style:text-properties fo:font-style="normal" officeooo:rsid="005099c8" style:font-style-asian="normal" style:font-style-complex="normal"/>
    </style:style>
    <style:style style:name="T7" style:family="text">
      <style:text-properties officeooo:rsid="0056b171"/>
    </style:style>
    <style:style style:name="T8" style:family="text">
      <style:text-properties officeooo:rsid="005711ed"/>
    </style:style>
    <style:style style:name="T9" style:family="text">
      <style:text-properties officeooo:rsid="00575893"/>
    </style:style>
    <style:style style:name="T10" style:family="text">
      <style:text-properties officeooo:rsid="00593c1f"/>
    </style:style>
    <style:style style:name="T11" style:family="text">
      <style:text-properties fo:language="ro" fo:country="RO" fo:font-style="italic" officeooo:rsid="00593c1f" style:font-style-asian="italic" style:font-style-complex="italic"/>
    </style:style>
    <style:style style:name="T12" style:family="text">
      <style:text-properties fo:language="ro" fo:country="RO" fo:font-style="normal" officeooo:rsid="00593c1f" style:font-style-asian="normal" style:font-style-complex="normal"/>
    </style:style>
    <style:style style:name="T13" style:family="text">
      <style:text-properties fo:language="ro" fo:country="RO" fo:font-style="normal" officeooo:rsid="004eea63" style:font-style-asian="normal" style:font-style-complex="normal"/>
    </style:style>
    <style:style style:name="T14" style:family="text">
      <style:text-properties fo:language="ro" fo:country="RO" officeooo:rsid="005944d2"/>
    </style:style>
    <style:style style:name="T15" style:family="text">
      <style:text-properties fo:language="en" fo:country="US" fo:font-style="normal" officeooo:rsid="00593c1f" style:font-style-asian="normal" style:font-style-complex="normal"/>
    </style:style>
    <style:style style:name="T16" style:family="text">
      <style:text-properties officeooo:rsid="004b3030"/>
    </style:style>
    <style:style style:name="T17" style:family="text">
      <style:text-properties officeooo:rsid="0052ad09"/>
    </style:style>
    <style:style style:name="T18" style:family="text">
      <style:text-properties officeooo:rsid="005ec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p text:style-name="P9"/>
      <text:h text:style-name="P12" text:outline-level="1">REZUMAT</text:h>
      <text:p text:style-name="P1"/>
      <text:p text:style-name="P10"><text:tab/>Tema de proiectare este: Proiectarea unei drone de ti<text:span text:style-name="T7">p hexacopter</text:span>, cu elice carenate cu următorii parametri: Viteza ascensională 2 m/s; Tracțiunea totală minim <text:span text:style-name="T7">1</text:span><text:span text:style-name="T8">1</text:span><text:span text:style-name="T7">0</text:span> N; <text:span text:style-name="T16">Puterea motorului electric </text:span><text:span text:style-name="T17">la 60% incarcare</text:span><text:span text:style-name="T16">: maxim 2</text:span><text:span text:style-name="T17">40</text:span><text:span text:style-name="T16"> W</text:span>. <text:span text:style-name="T16">Parametrii de mai sus trebuie îndepliniți la sarcina </text:span><text:span text:style-name="T17">60</text:span><text:span text:style-name="T16">%.</text:span></text:p>
      <text:p text:style-name="P2"/>
      <text:p text:style-name="P2"><text:tab/>Proiectul de dimplomă este structurat pe <text:span text:style-name="T1">4</text:span> capitole, plus bibliografia.</text:p>
      <text:p text:style-name="P5"><text:tab/><text:span text:style-name="T2">Capitolul 1 </text:span><text:span text:style-name="T10">(sinteza documentara) </text:span><text:span text:style-name="T2">este intitulat: </text:span><text:span text:style-name="T3">Construcția dronelor. </text:span><text:span text:style-name="T11">C</text:span><text:span text:style-name="T6">onține următoare</text:span><text:span text:style-name="T12">le</text:span><text:span text:style-name="T6"> subcapitole: Tipuri de drone, Propulsia dronelor, Utilizarea dronelor.</text:span></text:p>
      <text:p text:style-name="P3"><text:span text:style-name="T5"><text:tab/>Capitolul </text:span><text:span text:style-name="T6">2</text:span><text:span text:style-name="T5"> este intitulat: </text:span><text:span text:style-name="T3">Motoare electrice pentru drone</text:span><text:span text:style-name="T6">. </text:span><text:span text:style-name="T12">Sunt prezentate două motoare pentru drone: </text:span><text:span text:style-name="T15">MN4010 </text:span><text:span text:style-name="T12">și MN4014.</text:span></text:p>
      <text:p text:style-name="P6"><text:span text:style-name="T5"><text:tab/>Capitolul </text:span><text:span text:style-name="T6">3</text:span><text:span text:style-name="T5"> este intitulat: </text:span><text:span text:style-name="T4">P</text:span><text:span text:style-name="T3">roiectarea aerodinamică a elicelor de sustentație.</text:span><text:span text:style-name="T13"> </text:span><text:span text:style-name="T12">Sunt calculate 4 variante de elice corespunzator la profilele HH-02 (HUGHES HELICOPTERS) și HOR-12 (ONERA) și la motoarele prezentate în capitolul 2. La final pe baza unei analize comparative este aleasă varinta (D) profil HOR-12 și motor MN4014.</text:span></text:p>
      <text:p text:style-name="P7"><text:span text:style-name="T12"><text:tab/>Capitolul 3. c</text:span><text:span text:style-name="T6">onține următoare</text:span><text:span text:style-name="T12">le</text:span><text:span text:style-name="T6"> subcapitole: Caracteristicele aerodinamice ale profilului HUGHES HELICOPTERS HH-02, Caracteristicele aerodinamice ale profilului ONERA HOR-12, Modelul teoretic, Calculul aerodinamic pentru varianta A, Calculul aerodinamic pentru varianta B, Calculul aerodinamic pentru varianta C, Calculul aerodinamic pentru varianta D, Comparatie intre variantele principale, Coordonatele palei.</text:span></text:p>
      <text:p text:style-name="P4"><text:span text:style-name="T5"><text:tab/>Capitolul </text:span><text:span text:style-name="T6">4</text:span><text:span text:style-name="T5"> este intitulat: </text:span><text:span text:style-name="T3">Proiectarea constructivă a dronei. Calcule de rezistență, </text:span><text:span text:style-name="T6">și conține următoare subcapitole: Calculul nervurii de prindere, Calculul momentelor de intertie ale sectiunilor palei, Verificarea la rezistenta a palei.</text:span></text:p>
      <text:p text:style-name="P8"><text:tab/>Bibliografia conține <text:span text:style-name="T9">2</text:span><text:span text:style-name="T18">5</text:span> referințe bibliografie.</text:p>
      <text:p text:style-name="P1"><text:tab/><text:span text:style-name="T14">Partea desenata a proiectului conține 7 plan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453in" fo:margin-bottom="0.5902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8:29:17.439704427</meta:creation-date>
    <dc:title>Sablon Proiect Diploma</dc:title>
    <meta:editing-duration>PT12H2M19S</meta:editing-duration>
    <meta:editing-cycles>47</meta:editing-cycles>
    <meta:generator>LibreOffice/7.3.4.2$Windows_X86_64 LibreOffice_project/728fec16bd5f605073805c3c9e7c4212a0120dc5</meta:generator>
    <dc:date>2022-07-06T07:22:43.170000000</dc:date>
    <meta:document-statistic meta:table-count="0" meta:image-count="0" meta:object-count="0" meta:page-count="1" meta:paragraph-count="10" meta:word-count="226" meta:character-count="1724" meta:non-whitespace-character-count="1499"/>
    <meta:template xlink:type="simple" xlink:actuate="onRequest" xlink:title="Sablon Proiect Diploma" xlink:href="../Sablon%20Proiect%20Diploma.ott" meta:date="2022-06-10T18:29:16.788397294"/>
  </office:meta>
</office:document-meta>
</file>